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2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vertical-align="middle" draw:auto-grow-height="false" fo:min-height="1.321cm" fo:min-width="0.88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neric Vision Module</text:p>
      <text:p text:style-name="P1"/>
      <text:p text:style-name="P1"><draw:caption text:anchor-type="paragraph" draw:z-index="4" draw:style-name="gr5" svg:width="6.393cm" svg:height="2.188cm" svg:x="8.183cm" svg:y="0.22cm" draw:caption-point-x="-0.425cm" draw:caption-point-y="5.223cm"><text:p>Files: avi, jpeg</text:p><text:p/><text:p>Protocols: USB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0" draw:style-name="gr1" draw:text-style-name="P6" svg:width="5.829cm" svg:height="5.4cm" svg:x="8.828cm" svg:y="0.141cm"><text:p text:style-name="P6"><text:span text:style-name="T1">Vision Core</text:span></text:p></draw:rect></text:p>
      <text:p text:style-name="P1"><draw:rect text:anchor-type="paragraph" draw:z-index="1" draw:style-name="gr2" draw:text-style-name="P7" svg:width="3.423cm" svg:height="1.325cm" svg:x="1.715cm" svg:y="0.328cm"><text:p text:style-name="P7"><text:span text:style-name="T1"/></text:p><text:p text:style-name="P7"><text:span text:style-name="T1">Image Sources</text:span></text:p><text:p text:style-name="P7"/></draw:rect><draw:custom-shape text:anchor-type="paragraph" draw:z-index="2" draw:style-name="gr3" draw:text-style-name="P6" svg:width="3.243cm" svg:height="0.992cm" svg:x="5.136cm" svg:y="0.459cm"><text:p text:style-name="P6"/><text:p text:style-name="P6">Images</text:p><text:p text:style-name="P6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3" draw:style-name="gr4" svg:width="6.083cm" svg:height="1.96cm" svg:x="17.563cm" svg:y="0.014cm" draw:caption-point-x="-4.595cm" draw:caption-point-y="3.057cm"><text:p>Files: txt, avi, jpeg</text:p><text:p/><text:p>Protocols: Ethernet, RS232.</text:p></draw:caption><draw:caption text:anchor-type="paragraph" draw:z-index="23" draw:style-name="gr4" svg:width="6.083cm" svg:height="2.013cm" svg:x="0.529cm" svg:y="0.243cm" draw:caption-point-x="9.172cm" draw:caption-point-y="1.401cm"><text:p>Files: txt</text:p><text:p/><text:p>Protocols: Ethernet, RS232</text:p><text:p/></draw:caption><draw:custom-shape text:anchor-type="paragraph" draw:z-index="24" draw:style-name="gr12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2" draw:style-name="gr12" svg:width="1.687cm" svg:height="3.551cm" svg:x="8.871cm" svg:y="0.325cm"><text:p>Commands</text:p><text:p>Parameters</text:p><text:p/><draw:enhanced-geometry svg:viewBox="0 0 21600 21600" draw:text-areas="?f0 ?f7 ?f2 21600" draw:mirror-horizontal="false" draw:mirror-vertical="false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21" draw:style-name="gr2" draw:text-style-name="P7" svg:width="13.196cm" svg:height="1.063cm" svg:x="1.328cm" svg:y="0.467cm"><text:p text:style-name="P7"><text:span text:style-name="T1">External System</text:span></text:p></draw:rect></text:p>
      <text:p text:style-name="P1"/>
      <text:p text:style-name="P1"/>
      <text:p text:style-name="P4"/>
      <text:p text:style-name="P4"><text:soft-page-break/>Our case <text:s/></text:p>
      <text:p text:style-name="P1"><draw:custom-shape text:anchor-type="paragraph" draw:z-index="18" draw:style-name="gr15" svg:width="4.382cm" svg:height="4.045cm" svg:x="6.772cm" svg:y="0.464cm"><text:p>Stereovision System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ellipse text:anchor-type="paragraph" draw:z-index="16" draw:style-name="gr14" draw:text-style-name="P6" svg:width="2.671cm" svg:height="1.489cm" svg:x="2.776cm" svg:y="0.187cm"><text:p text:style-name="P6">Camera</text:p></draw:ellipse><draw:custom-shape text:anchor-type="paragraph" draw:z-index="14" draw:style-name="gr13" svg:width="2.1cm" svg:height="0.752cm" draw:transform="rotate (-0.3448770601952) translate (5.12233333333333cm 0.530930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7" draw:style-name="gr10" draw:text-style-name="P6" svg:width="3.733cm" svg:height="1.738cm" svg:x="14.889cm" svg:y="0.383cm"><text:p text:style-name="P6">Robot Trol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1" svg:width="3.319cm" svg:height="1.089cm" svg:x="11.337cm" svg:y="0.3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ellipse text:anchor-type="paragraph" draw:z-index="17" draw:style-name="gr14" draw:text-style-name="P6" svg:width="2.671cm" svg:height="1.489cm" svg:x="2.882cm" svg:y="0.425cm"><text:p text:style-name="P6">Camera</text:p></draw:ellipse><draw:custom-shape text:anchor-type="paragraph" draw:z-index="15" draw:style-name="gr13" svg:width="2.1cm" svg:height="0.752cm" draw:transform="rotate (0.326202037197679) translate (4.86833333333333cm 0.80080555555555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12" svg:width="3.292cm" svg:height="0.338cm" svg:x="11.153cm" svg:y="0.552cm"><text:p/><text:p/><text:p><text:span text:style-name="T2"/></text:p><text:p text:style-name="P6"><text:span text:style-name="T2">Commands ?</text:span></text:p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aption text:anchor-type="paragraph" draw:z-index="19" draw:style-name="gr16" svg:width="1.96cm" svg:height="1.96cm" svg:x="6.747cm" svg:y="0.406cm" draw:caption-point-x="-0.804cm" draw:caption-point-y="-2.541cm"><text:p text:style-name="P6"/><text:p text:style-name="P6">USB</text:p></draw:caption><draw:caption text:anchor-type="paragraph" draw:z-index="20" draw:style-name="gr16" svg:width="1.96cm" svg:height="1.96cm" svg:x="13.305cm" svg:y="0.198cm" draw:caption-point-x="-0.933cm" draw:caption-point-y="-2.178cm"><text:p/><text:p><text:s text:c="7"/><text:span text:style-name="T3">?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lasses Architecture</text:p>
      <text:p text:style-name="P1"/>
      <text:p text:style-name="P1"/>
      <text:p text:style-name="P1"><draw:g text:anchor-type="paragraph" draw:z-index="5" draw:style-name="gr6"><draw:custom-shape draw:style-name="gr7" draw:text-style-name="P6" svg:width="2.516cm" svg:height="2.645cm" draw:transform="rotate (-3.13077161222802) translate (6.42231944444445cm 6.810375cm)"><text:p/><draw:enhanced-geometry svg:viewBox="0 0 787 799" draw:type="non-primitive" draw:enhanced-path="M 439 12 L 535 102 391 246 252 108 349 12 0 0 12 348 108 258 282 433 282 799 511 799 511 427 685 252 781 348 787 0 439 12 Z N"/></draw:custom-shape><draw:ellipse draw:style-name="gr8" draw:text-style-name="P6" svg:width="4.88cm" svg:height="1.161cm" svg:x="2.642cm" svg:y="3.549cm"><text:p text:style-name="P6">Abstract Video Source</text:p></draw:ellipse><draw:ellipse draw:style-name="gr8" draw:text-style-name="P6" svg:width="2.883cm" svg:height="1.479cm" svg:x="5.678cm" svg:y="6.542cm"><text:p text:style-name="P6">File</text:p></draw:ellipse><draw:ellipse draw:style-name="gr8" draw:text-style-name="P6" svg:width="3.086cm" svg:height="1.532cm" svg:x="1.508cm" svg:y="6.412cm"><text:p text:style-name="P6">Camera</text:p></draw:ellipse></draw:g><draw:rect text:anchor-type="paragraph" draw:z-index="11" draw:style-name="gr9" draw:text-style-name="P6" svg:width="7.624cm" svg:height="4.354cm" svg:x="9.781cm" svg:y="1.349cm"><text:p text:style-name="P6">Vision</text:p><text:p text:style-name="P6">(video processing, send, get....)</text:p><text:p text:style-name="P6">Thread 'run' ?</text:p></draw:rect><draw:ellipse text:anchor-type="paragraph" draw:z-index="10" draw:style-name="gr9" draw:text-style-name="P6" svg:width="4.433cm" svg:height="2.022cm" svg:x="19.71cm" svg:y="9.051cm"><text:p text:style-name="P6">Abstract </text:p><text:p text:style-name="P6">Communication Bus</text:p></draw:ellipse><draw:ellipse text:anchor-type="paragraph" draw:z-index="9" draw:style-name="gr9" draw:text-style-name="P6" svg:width="2.8cm" svg:height="1.53cm" svg:x="16.394cm" svg:y="9.178cm"><text:p text:style-name="P6">File</text:p></draw:ellipse><draw:ellipse text:anchor-type="paragraph" draw:z-index="8" draw:style-name="gr9" draw:text-style-name="P6" svg:width="4.59cm" svg:height="1.997cm" svg:x="18.411cm" svg:y="5.913cm"><text:p text:style-name="P6">Abstract External</text:p></draw:ellipse><draw:ellipse text:anchor-type="paragraph" draw:z-index="6" draw:style-name="gr9" draw:text-style-name="P6" svg:width="3.761cm" svg:height="1.918cm" svg:x="20.72cm" svg:y="0.365cm"><text:p text:style-name="P6">Debug(Exceptions)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08T18:18:48.82</dc:date>
    <dc:creator>Julien </dc:creator>
    <meta:editing-duration>PT01H37M53S</meta:editing-duration>
    <meta:editing-cycles>61</meta:editing-cycles>
    <meta:generator>OpenOffice.org/3.2$Win32 OpenOffice.org_project/320m18$Build-9502</meta:generator>
    <meta:document-statistic meta:table-count="0" meta:image-count="0" meta:object-count="0" meta:page-count="3" meta:paragraph-count="3" meta:word-count="7" meta:character-count="51"/>
  </office:meta>
</office:document-meta>
</file>